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14.204cm" fo:min-width="18.296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442cm" fo:min-width="0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75cm" fo:min-width="0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none" draw:fill="none" fo:min-height="0.8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51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729fcf" draw:textarea-horizontal-align="justify" draw:auto-grow-height="true" draw:auto-grow-width="false" fo:min-height="1.183cm" fo:min-width="0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fo:min-height="0.412cm"/>
      <style:paragraph-properties style:writing-mode="lr-tb"/>
    </style:style>
    <style:style style:name="gr9" style:family="graphic" style:parent-style-name="objectwithoutfill">
      <style:graphic-properties svg:stroke-width="0.051cm" svg:stroke-color="#000000" draw:marker-start-width="0.279cm" draw:marker-end="Extrems_20_de_20_fletxa_20_1" draw:marker-end-width="0.381cm" draw:fill="solid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000000" draw:marker-start-width="0.279cm" draw:marker-end="Extrems_20_de_20_fletxa_20_1" draw:marker-end-width="0.381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78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42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214cm" fo:min-width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 draw:fill-color="#dddddd"/>
      <style:paragraph-properties style:writing-mode="lr-tb"/>
    </style:style>
    <style:style style:name="P3" style:family="paragraph">
      <loext:graphic-properties draw:fill="solid" draw:fill-color="#eeeeee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loext:graphic-properties draw:fill="none" draw:fill-color="#729fcf"/>
      <style:paragraph-properties fo:text-align="center" style:writing-mode="lr-tb">
        <style:tab-stops/>
      </style:paragraph-properties>
    </style:style>
    <style:style style:name="P9" style:family="paragraph">
      <style:paragraph-properties fo:margin-left="0cm" fo:margin-right="0cm" fo:text-align="center" fo:text-indent="0cm">
        <style:tab-stops/>
      </style:paragraph-properties>
    </style:style>
    <style:style style:name="P10" style:family="paragraph">
      <loext:graphic-properties draw:fill="none" draw:fill-color="#729fcf"/>
      <style:paragraph-properties fo:text-align="center" style:writing-mode="lr-tb">
        <style:tab-stops/>
      </style:paragraph-properties>
      <style:text-properties fo:font-size="10pt" style:font-size-asian="10pt" style:font-size-complex="10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solid" draw:fill-color="#eeeee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" style:family="text">
      <style:text-properties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style:font-name="Open Sans Semibold"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8.796cm" svg:height="14.454cm" svg:x="1.635cm" svg:y="2.42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7.618cm" svg:height="0.742cm" draw:transform="rotate (0.000872664625997165) translate (7.225cm 3.725cm)">
          <draw:text-box>
            <text:p><text:span text:style-name="T1">0.</text:span><text:span text:style-name="T2"> Target coordinates (and raster topology)</text:span></text:p>
          </draw:text-box>
        </draw:frame>
        <draw:frame draw:style-name="gr3" draw:text-style-name="P3" xml:id="id2" draw:id="id2" draw:layer="layout" svg:width="7.617cm" svg:height="0.775cm" draw:transform="rotate (0.000872664625997165) translate (7.226cm 5.126cm)">
          <draw:text-box>
            <text:p><text:span text:style-name="T1">1a.</text:span><text:span text:style-name="T2"> Topography definition</text:span></text:p>
          </draw:text-box>
        </draw:frame>
        <draw:frame draw:style-name="gr4" draw:text-style-name="P4" draw:layer="layout" svg:width="4.191cm" svg:height="1.073cm" svg:x="15.605cm" svg:y="5.004cm">
          <draw:text-box>
            <text:p><text:span text:style-name="T3">add_topography()</text:span></text:p>
            <text:p><text:span text:style-name="T3">check_topography()</text:span></text:p>
          </draw:text-box>
        </draw:frame>
        <draw:frame draw:style-name="gr5" draw:text-style-name="P6" draw:layer="layout" svg:width="4.264cm" svg:height="0.894cm" svg:x="15.686cm" svg:y="2.7cm">
          <draw:text-box>
            <text:p text:style-name="P5"><text:span text:style-name="T4">Helper functions</text:span></text:p>
          </draw:text-box>
        </draw:frame>
        <draw:frame draw:style-name="gr5" draw:text-style-name="P6" draw:layer="layout" svg:width="4.061cm" svg:height="0.894cm" svg:x="2.189cm" svg:y="2.7cm">
          <draw:text-box>
            <text:p text:style-name="P5"><text:span text:style-name="T4">Required data</text:span></text:p>
          </draw:text-box>
        </draw:frame>
        <draw:frame draw:style-name="gr5" draw:text-style-name="P6" draw:layer="layout" svg:width="4.264cm" svg:height="0.894cm" svg:x="10.086cm" svg:y="2.7cm">
          <draw:text-box>
            <text:p text:style-name="P5"><text:span text:style-name="T4">Steps</text:span></text:p>
          </draw:text-box>
        </draw:frame>
        <draw:frame draw:style-name="gr6" draw:text-style-name="P8" draw:layer="layout" svg:width="3.302cm" svg:height="0.763cm" draw:transform="rotate (0.000872664625997165) translate (2.778cm 6.535cm)">
          <draw:text-box>
            <text:p text:style-name="P7"><text:span text:style-name="T5"><text:s/></text:span><text:span text:style-name="T6">Land cover map</text:span></text:p>
          </draw:text-box>
        </draw:frame>
        <draw:frame draw:style-name="gr3" draw:text-style-name="P3" xml:id="id4" draw:id="id4" draw:layer="layout" svg:width="7.616cm" svg:height="0.775cm" draw:transform="rotate (0.000872664625997165) translate (7.227cm 8.127cm)">
          <draw:text-box>
            <text:p><text:span text:style-name="T1">2.</text:span><text:span text:style-name="T2"> Forest inventory imputation</text:span></text:p>
          </draw:text-box>
        </draw:frame>
        <draw:frame draw:style-name="gr7" draw:text-style-name="P10" draw:layer="layout" svg:width="4.498cm" svg:height="1.183cm" draw:transform="rotate (0.000872664625997165) translate (1.963cm 7.837cm)">
          <draw:text-box>
            <text:p text:style-name="P9"><text:span text:style-name="T7"><text:s/></text:span><text:span text:style-name="T7">Forest inventory plot data</text:span></text:p>
            <text:p text:style-name="P9"><text:span text:style-name="T7">Digital elevation model</text:span></text:p>
            <text:p text:style-name="P9"><text:span text:style-name="T7">Forest class map</text:span></text:p>
          </draw:text-box>
        </draw:frame>
        <draw:frame draw:style-name="gr8" draw:text-style-name="P4" draw:layer="layout" svg:width="4.191cm" svg:height="0.662cm" svg:x="15.605cm" svg:y="8.077cm">
          <draw:text-box>
            <text:p><text:span text:style-name="T3">impute_forests()</text:span></text:p>
          </draw:text-box>
        </draw:frame>
        <draw:connector draw:style-name="gr9" draw:text-style-name="P11" draw:layer="layout" draw:type="line" svg:x1="11.035cm" svg:y1="4.467cm" svg:x2="11.034cm" svg:y2="5.119cm" draw:start-shape="id1" draw:start-glue-point="2" draw:end-shape="id2" draw:end-glue-point="0" svg:d="M11035 4467l-1 652" svg:viewBox="0 0 2 653">
          <text:p/>
        </draw:connector>
        <draw:connector draw:style-name="gr10" draw:text-style-name="P11" draw:layer="layout" draw:type="line" svg:x1="11.035cm" svg:y1="7.401cm" svg:x2="11.035cm" svg:y2="8.12cm" draw:start-shape="id3" draw:start-glue-point="2" draw:end-shape="id4" svg:d="M11035 7401v719" svg:viewBox="0 0 1 720">
          <text:p text:style-name="P5"/>
        </draw:connector>
        <draw:frame draw:style-name="gr3" draw:text-style-name="P12" xml:id="id5" draw:id="id5" draw:layer="layout" svg:width="7.616cm" svg:height="0.775cm" draw:transform="rotate (0.000872664625997165) translate (7.228cm 9.627cm)">
          <draw:text-box>
            <text:p text:style-name="P5"><text:span text:style-name="T1">3.</text:span><text:span text:style-name="T2"> Forest structure correction</text:span></text:p>
          </draw:text-box>
        </draw:frame>
        <draw:connector draw:style-name="gr9" draw:text-style-name="P11" draw:layer="layout" draw:type="line" svg:x1="11.036cm" svg:y1="8.902cm" svg:x2="11.036cm" svg:y2="9.62cm" draw:start-shape="id4" draw:start-glue-point="2" draw:end-shape="id5" draw:end-glue-point="0" svg:d="M11036 8902v718" svg:viewBox="0 0 1 719">
          <text:p/>
        </draw:connector>
        <draw:frame draw:style-name="gr8" draw:text-style-name="P4" draw:layer="layout" svg:width="4.628cm" svg:height="0.662cm" svg:x="15.605cm" svg:y="9.63cm">
          <draw:text-box>
            <text:p><text:span text:style-name="T3">modify_forest_structure()</text:span></text:p>
          </draw:text-box>
        </draw:frame>
        <draw:frame draw:style-name="gr11" draw:text-style-name="P8" draw:layer="layout" svg:width="4.191cm" svg:height="1.039cm" draw:transform="rotate (0.000872664625997165) translate (2.27cm 9.437cm)">
          <draw:text-box>
            <text:p text:style-name="P5"><text:span text:style-name="T8"><text:s/></text:span><text:span text:style-name="T8">Forest structure </text:span><text:span text:style-name="T6">map</text:span></text:p>
            <text:p text:style-name="P5"><text:span text:style-name="T6">(e.g. LiDAR)</text:span></text:p>
          </draw:text-box>
        </draw:frame>
        <draw:frame draw:style-name="gr3" draw:text-style-name="P3" xml:id="id7" draw:id="id7" draw:layer="layout" svg:width="7.616cm" svg:height="0.775cm" draw:transform="rotate (0.000872664625997165) translate (7.228cm 12.627cm)">
          <draw:text-box>
            <text:p><text:span text:style-name="T1">5.</text:span><text:span text:style-name="T2"> SoilGrids 2.0 retrieval</text:span></text:p>
          </draw:text-box>
        </draw:frame>
        <draw:connector draw:style-name="gr9" draw:text-style-name="P11" draw:layer="layout" draw:type="line" svg:x1="11.037cm" svg:y1="10.402cm" svg:x2="11.037cm" svg:y2="11.12cm" draw:start-shape="id5" draw:start-glue-point="2" draw:end-shape="id6" draw:end-glue-point="0" svg:d="M11037 10402v718" svg:viewBox="0 0 1 719">
          <text:p/>
        </draw:connector>
        <draw:frame draw:style-name="gr12" draw:text-style-name="P8" draw:layer="layout" svg:width="3.809cm" svg:height="0.674cm" draw:transform="rotate (0.000872664625997165) translate (2.524cm 12.555cm)">
          <draw:text-box>
            <text:p text:style-name="P5"><text:span text:style-name="T6">SoilGrids 2.0 rasters</text:span></text:p>
          </draw:text-box>
        </draw:frame>
        <draw:frame draw:style-name="gr4" draw:text-style-name="P4" draw:layer="layout" svg:width="4.191cm" svg:height="1.073cm" svg:x="15.606cm" svg:y="12.377cm">
          <draw:text-box>
            <text:p><text:span text:style-name="T3">add_soilgrids()</text:span></text:p>
            <text:p><text:span text:style-name="T3">check_soils()</text:span></text:p>
          </draw:text-box>
        </draw:frame>
        <draw:frame draw:style-name="gr3" draw:text-style-name="P12" xml:id="id6" draw:id="id6" draw:layer="layout" svg:width="7.616cm" svg:height="0.775cm" draw:transform="rotate (0.000872664625997165) translate (7.229cm 11.127cm)">
          <draw:text-box>
            <text:p text:style-name="P5"><text:span text:style-name="T1">4.</text:span><text:span text:style-name="T2"> Forest object verification</text:span></text:p>
          </draw:text-box>
        </draw:frame>
        <draw:frame draw:style-name="gr8" draw:text-style-name="P4" draw:layer="layout" svg:width="4.191cm" svg:height="0.662cm" svg:x="15.606cm" svg:y="11.077cm">
          <draw:text-box>
            <text:p><text:span text:style-name="T3">check_forests()</text:span></text:p>
          </draw:text-box>
        </draw:frame>
        <draw:connector draw:style-name="gr9" draw:text-style-name="P11" draw:layer="layout" draw:type="line" svg:x1="11.038cm" svg:y1="11.902cm" svg:x2="11.036cm" svg:y2="12.62cm" draw:start-shape="id6" draw:start-glue-point="2" draw:end-shape="id7" draw:end-glue-point="0" svg:d="M11038 11902l-2 718" svg:viewBox="0 0 3 719">
          <text:p/>
        </draw:connector>
        <draw:frame draw:style-name="gr3" draw:text-style-name="P3" xml:id="id8" draw:id="id8" draw:layer="layout" svg:width="7.616cm" svg:height="0.775cm" draw:transform="rotate (0.000872664625997165) translate (7.229cm 14.127cm)">
          <draw:text-box>
            <text:p><text:span text:style-name="T1">6.</text:span><text:span text:style-name="T2"> Soil depth/rock modification</text:span></text:p>
          </draw:text-box>
        </draw:frame>
        <draw:frame draw:style-name="gr12" draw:text-style-name="P8" draw:layer="layout" svg:width="3.809cm" svg:height="0.674cm" draw:transform="rotate (0.000872664625997165) translate (2.525cm 14.055cm)">
          <draw:text-box>
            <text:p text:style-name="P5"><text:span text:style-name="T6">Soil depth map</text:span></text:p>
          </draw:text-box>
        </draw:frame>
        <draw:frame draw:style-name="gr8" draw:text-style-name="P4" draw:layer="layout" svg:width="4.191cm" svg:height="0.662cm" svg:x="15.607cm" svg:y="14.077cm">
          <draw:text-box>
            <text:p><text:span text:style-name="T3">modify_soils()</text:span></text:p>
          </draw:text-box>
        </draw:frame>
        <draw:connector draw:style-name="gr9" draw:text-style-name="P11" draw:layer="layout" draw:type="line" svg:x1="11.037cm" svg:y1="13.402cm" svg:x2="11.037cm" svg:y2="14.12cm" draw:start-shape="id7" draw:start-glue-point="2" draw:end-shape="id8" draw:end-glue-point="0" svg:d="M11037 13402v718" svg:viewBox="0 0 1 719">
          <text:p/>
        </draw:connector>
        <draw:frame draw:style-name="gr3" draw:text-style-name="P3" xml:id="id9" draw:id="id9" draw:layer="layout" svg:width="7.616cm" svg:height="0.775cm" draw:transform="rotate (0.000872664625997165) translate (7.23cm 15.627cm)">
          <draw:text-box>
            <text:p><text:span text:style-name="T1">7.</text:span><text:span text:style-name="T2"> Additional variables</text:span></text:p>
          </draw:text-box>
        </draw:frame>
        <draw:connector draw:style-name="gr9" draw:text-style-name="P11" draw:layer="layout" draw:type="line" svg:x1="11.038cm" svg:y1="14.902cm" svg:x2="11.038cm" svg:y2="15.62cm" draw:start-shape="id8" draw:start-glue-point="2" draw:end-shape="id9" draw:end-glue-point="0" svg:d="M11038 14902v718" svg:viewBox="0 0 1 719">
          <text:p/>
        </draw:connector>
        <draw:frame draw:style-name="gr11" draw:text-style-name="P8" draw:layer="layout" svg:width="3.809cm" svg:height="1.039cm" draw:transform="rotate (0.000872664625997165) translate (2.525cm 15.455cm)">
          <draw:text-box>
            <text:p text:style-name="P5"><text:span text:style-name="T6">Crop map Hydrogeology maps</text:span></text:p>
          </draw:text-box>
        </draw:frame>
        <draw:frame draw:style-name="gr3" draw:text-style-name="P3" xml:id="id3" draw:id="id3" draw:layer="layout" svg:width="7.617cm" svg:height="0.775cm" draw:transform="rotate (0.000872664625997165) translate (7.226cm 6.626cm)">
          <draw:text-box>
            <text:p><text:span text:style-name="T1">1b.</text:span><text:span text:style-name="T2"> Land cover definition</text:span></text:p>
          </draw:text-box>
        </draw:frame>
        <draw:connector draw:style-name="gr10" draw:text-style-name="P11" draw:layer="layout" draw:type="line" svg:x1="11.035cm" svg:y1="5.901cm" svg:x2="11.034cm" svg:y2="6.619cm" draw:start-shape="id2" draw:start-glue-point="2" draw:end-shape="id3" draw:end-glue-point="0" svg:d="M11035 5901l-1 718" svg:viewBox="0 0 2 719">
          <text:p/>
        </draw:connector>
        <draw:frame draw:style-name="gr13" draw:text-style-name="P8" draw:layer="layout" svg:width="4.498cm" svg:height="0.725cm" draw:transform="rotate (0.000872664625997165) translate (2.363cm 5.237cm)">
          <draw:text-box>
            <text:p text:style-name="P7"><text:span text:style-name="T5"><text:s/></text:span><text:span text:style-name="T6">Digital elevation model</text:span></text:p>
          </draw:text-box>
        </draw:frame>
        <draw:frame draw:style-name="gr4" draw:text-style-name="P4" draw:layer="layout" svg:width="4.191cm" svg:height="1.073cm" svg:x="15.733cm" svg:y="6.446cm">
          <draw:text-box>
            <text:p><text:span text:style-name="T3">add_land_cover()</text:span></text:p>
            <text:p><text:span text:style-name="T3">check_land_cover()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4-05-24T13:40:01.697175588</dc:date>
    <meta:editing-duration>PT8H41M34S</meta:editing-duration>
    <meta:editing-cycles>76</meta:editing-cycles>
    <meta:generator>LibreOffice/7.3.7.2$Linux_X86_64 LibreOffice_project/30$Build-2</meta:generator>
    <meta:document-statistic meta:object-count="55"/>
  </office:meta>
</office:document-meta>
</file>